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0000002419EBC8145494C665C.png" manifest:media-type="image/png"/>
  <manifest:file-entry manifest:full-path="Pictures/10000000000003A5000000FAFAC7BDBC72919BC6.png" manifest:media-type="image/png"/>
  <manifest:file-entry manifest:full-path="Pictures/1000000000000232000000E05351BB5533BA9377.png" manifest:media-type="image/png"/>
  <manifest:file-entry manifest:full-path="Pictures/10000000000001FA000000DBEB13522B87148F6F.png" manifest:media-type="image/png"/>
  <manifest:file-entry manifest:full-path="Pictures/100000000000017E00000037D16938B4E0AF51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3" text:anchor-type="char" svg:width="3.9783in" svg:height="0.5728in" draw:z-index="2"><draw:image xlink:href="Pictures/100000000000017E00000037D16938B4E0AF51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578in" svg:y="0.4681in" svg:width="5.2701in" svg:height="2.2807in" draw:z-index="0"><draw:image xlink:href="Pictures/10000000000001FA000000DBEB13522B87148F6F.png" xlink:type="simple" xlink:show="embed" xlink:actuate="onLoad" draw:mime-type="image/png"/></draw:frame><draw:frame draw:style-name="fr1" draw:name="Image2" text:anchor-type="char" svg:x="0.3799in" svg:y="3.5272in" svg:width="5.8535in" svg:height="2.3327in" draw:z-index="1"><draw:image xlink:href="Pictures/1000000000000232000000E05351BB5533BA9377.png" xlink:type="simple" xlink:show="embed" xlink:actuate="onLoad" draw:mime-type="image/png"/></draw:frame></text:p>
      <text:p text:style-name="P1"><draw:frame draw:style-name="fr1" draw:name="Image4" text:anchor-type="char" svg:x="0.1563in" svg:y="0.802in" svg:width="6.9252in" svg:height="1.8547in" draw:z-index="3"><draw:image xlink:href="Pictures/10000000000003A5000000FAFAC7BDBC72919BC6.png" xlink:type="simple" xlink:show="embed" xlink:actuate="onLoad" draw:mime-type="image/png"/></draw:frame><draw:frame draw:style-name="fr1" draw:name="Image5" text:anchor-type="char" svg:x="0.1354in" svg:y="3.1146in" svg:width="6.9252in" svg:height="4.3055in" draw:z-index="4"><draw:image xlink:href="Pictures/10000000000003A0000002419EBC8145494C66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20:20:05.520427362</meta:creation-date>
    <dc:date>2020-09-17T21:04:45.279246775</dc:date>
    <meta:editing-duration>PT16M30S</meta:editing-duration>
    <meta:editing-cycles>2</meta:editing-cycles>
    <meta:generator>LibreOffice/7.0.1.2$Linux_X86_64 LibreOffice_project/0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